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e4a1" officeooo:paragraph-rsid="0011e4a1"/>
    </style:style>
    <style:style style:name="P2" style:family="paragraph" style:parent-style-name="Standard">
      <style:text-properties officeooo:rsid="0011e4a1" officeooo:paragraph-rsid="00126d04"/>
    </style:style>
    <style:style style:name="P3" style:family="paragraph" style:parent-style-name="Standard">
      <style:text-properties officeooo:rsid="0011e4a1" officeooo:paragraph-rsid="0015422c"/>
    </style:style>
    <style:style style:name="P4" style:family="paragraph" style:parent-style-name="Standard">
      <style:text-properties officeooo:rsid="0011e4a1" officeooo:paragraph-rsid="00174467"/>
    </style:style>
    <style:style style:name="P5" style:family="paragraph" style:parent-style-name="Standard">
      <style:text-properties officeooo:rsid="00126d04" officeooo:paragraph-rsid="00126d04"/>
    </style:style>
    <style:style style:name="P6" style:family="paragraph" style:parent-style-name="Standard">
      <style:text-properties officeooo:rsid="00126d04" officeooo:paragraph-rsid="0015422c"/>
    </style:style>
    <style:style style:name="P7" style:family="paragraph" style:parent-style-name="Standard">
      <style:text-properties officeooo:rsid="0015b34b" officeooo:paragraph-rsid="0015b34b"/>
    </style:style>
    <style:style style:name="P8" style:family="paragraph" style:parent-style-name="Standard">
      <style:text-properties officeooo:rsid="00174467" officeooo:paragraph-rsid="00174467"/>
    </style:style>
    <style:style style:name="P9" style:family="paragraph" style:parent-style-name="Standard">
      <style:text-properties officeooo:rsid="0018a92f" officeooo:paragraph-rsid="0018a92f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2fda" officeooo:paragraph-rsid="001c2fda" style:font-weight-asian="bold" style:font-weight-complex="bold"/>
    </style:style>
    <style:style style:name="P11" style:family="paragraph" style:parent-style-name="Standard">
      <style:text-properties fo:font-weight="bold" officeooo:rsid="0011e4a1" officeooo:paragraph-rsid="0011e4a1" style:font-weight-asian="bold" style:font-weight-complex="bold"/>
    </style:style>
    <style:style style:name="P12" style:family="paragraph" style:parent-style-name="Standard">
      <style:text-properties fo:font-weight="bold" officeooo:rsid="0011e4a1" officeooo:paragraph-rsid="0015422c" style:font-weight-asian="bold" style:font-weight-complex="bold"/>
    </style:style>
    <style:style style:name="P13" style:family="paragraph" style:parent-style-name="Standard">
      <style:text-properties fo:font-weight="bold" officeooo:rsid="00126d04" officeooo:paragraph-rsid="00126d04" style:font-weight-asian="bold" style:font-weight-complex="bold"/>
    </style:style>
    <style:style style:name="P14" style:family="paragraph" style:parent-style-name="Standard">
      <style:text-properties officeooo:rsid="0011e4a1" officeooo:paragraph-rsid="0011e4a1"/>
    </style:style>
    <style:style style:name="T1" style:family="text">
      <style:text-properties officeooo:rsid="00137d8f"/>
    </style:style>
    <style:style style:name="T2" style:family="text">
      <style:text-properties officeooo:rsid="0015422c"/>
    </style:style>
    <style:style style:name="T3" style:family="text">
      <style:text-properties officeooo:rsid="001562d6"/>
    </style:style>
    <style:style style:name="T4" style:family="text">
      <style:text-properties officeooo:rsid="00174467"/>
    </style:style>
    <style:style style:name="T5" style:family="text">
      <style:text-properties officeooo:rsid="0018a92f"/>
    </style:style>
    <style:style style:name="T6" style:family="text">
      <style:text-properties officeooo:rsid="001a59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Hangman Game <text:span text:style-name="T6">Notes</text:span></text:p>
      <text:p text:style-name="P1"/>
      <text:p text:style-name="P11"/>
      <text:p text:style-name="P11">Game flow:</text:p>
      <text:p text:style-name="P1">a.<text:tab/>player one: <text:tab/><text:tab/>selects word</text:p>
      <text:p text:style-name="P1">b.<text:tab/>player two:<text:tab/><text:tab/>guesses letter</text:p>
      <text:p text:style-name="P1">c.<text:tab/>player one:<text:tab/><text:tab/>either reveals where that letter resides in the selected word or <text:tab/><text:tab/><text:tab/><text:tab/>add<text:span text:style-name="T6">s a</text:span> be<text:span text:style-name="T3">a</text:span>m to the gallows.<text:tab/></text:p>
      <text:p text:style-name="P1">d.<text:tab/>repeat b. &amp; c:<text:tab/>until either the selected word is completed by player two or the <text:tab/><text:tab/><text:tab/><text:tab/>gallows are completed <text:span text:style-name="T1">by player one</text:span>.</text:p>
      <text:p text:style-name="P12"/>
      <text:p text:style-name="P12">Constraints:</text:p>
      <text:p text:style-name="P3"><text:span text:style-name="T2">a.<text:tab/></text:span>Selected word must be a country <text:span text:style-name="T3">name</text:span>. </text:p>
      <text:p text:style-name="P3"><text:span text:style-name="T2">b.<text:tab/></text:span>All <text:span text:style-name="T4">letter </text:span>lower case.</text:p>
      <text:p text:style-name="P3"/>
      <text:p text:style-name="P13"/>
      <text:p text:style-name="P13">Pseudocode:</text:p>
      <text:p text:style-name="P5"><text:span text:style-name="T2">a. <text:tab/></text:span>Set up list of countries and randomly select one.</text:p>
      <text:p text:style-name="P5"><text:span text:style-name="T2">b.<text:tab/></text:span>Introduce the game to <text:span text:style-name="T3">the </text:span>user.</text:p>
      <text:p text:style-name="P5"><text:span text:style-name="T2">c.<text:tab/></text:span>Initialise and display the revealed word as dashes.</text:p>
      <text:p text:style-name="P6"><text:span text:style-name="T2">d. <text:tab/></text:span>Set up outer loop <text:span text:style-name="T3">that will run while the revealed word is different from the selected <text:tab/>word or until the guesses expire.</text:span></text:p>
      <text:p text:style-name="P5"><text:span text:style-name="T2">e.</text:span><text:tab/><text:tab/>Retrieve user guessed letter.</text:p>
      <text:p text:style-name="P5"><text:span text:style-name="T2">f.</text:span><text:tab/><text:tab/>Set up inner loop <text:span text:style-name="T3">that will compare the guessed letter to each letter in the <text:tab/><text:tab/>selected word.</text:span></text:p>
      <text:p text:style-name="P5"><text:span text:style-name="T2">g.</text:span><text:tab/><text:tab/>Handle inner loop <text:span text:style-name="T2">results.</text:span> </text:p>
      <text:p text:style-name="P5"><text:span text:style-name="T2">h.</text:span><text:tab/>Handle outer loop results.</text:p>
      <text:p text:style-name="P7">I.<text:tab/>Exit.</text:p>
      <text:p text:style-name="P2"/>
      <text:p text:style-name="P11"/>
      <text:p text:style-name="P11">Enhancements:</text:p>
      <text:p text:style-name="P1"><text:span text:style-name="T2">a.<text:tab/></text:span>Handle case sensitivity. </text:p>
      <text:p text:style-name="P4"><text:span text:style-name="T2">b.<text:tab/></text:span>Introduce levels of difficulty. <text:s text:c="2"/></text:p>
      <text:p text:style-name="P8">c.<text:tab/>Add <text:span text:style-name="T5">gallows/man </text:span>graphic to indicate number of incorrect guesses.</text:p>
      <text:p text:style-name="P9">d.<text:tab/>Allow user to keep a guess if same wrong guess is mad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ext_20_body">Mark Gadsby 20th Jan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egoe UI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3:58:08.037000000</meta:creation-date>
    <dc:date>2018-01-22T10:27:15.443000000</dc:date>
    <meta:editing-duration>PT24M24S</meta:editing-duration>
    <meta:editing-cycles>8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25" meta:word-count="195" meta:character-count="1104" meta:non-whitespace-character-count="907"/>
  </office:meta>
</office:document-meta>
</file>